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rrentUserPrivilegeSet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tUserPrivilegeSetProperty.CurrentUserPrivilegeSetProperty( Privilege [ ] privileg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rentUserPrivilegeSetProperty.CurrentUserPrivilegeSetProperty( DavProperty xmlDavPropert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